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tensorflow.keras.models import Sequential</text:p>
      <text:p text:style-name="Standard">from tensorflow.keras.layers import Dense, Conv2D, Flatten, Dropout, MaxPooling2D</text:p>
      <text:p text:style-name="Standard">from tensorflow.keras.preprocessing.image import ImageDataGenerator</text:p>
      <text:p text:style-name="Standard">from tensorflow import keras</text:p>
      <text:p text:style-name="Standard"/>
      <text:p text:style-name="Standard">import os</text:p>
      <text:p text:style-name="Standard">import cv2</text:p>
      <text:p text:style-name="Standard">import matplotlib.pyplot as plt</text:p>
      <text:p text:style-name="Standard">import numpy as np</text:p>
      <text:p text:style-name="Standard"/>
      <text:p text:style-name="Standard">train_path = os.path.join('devnagri_alphabets','Train')</text:p>
      <text:p text:style-name="Standard">test_path = os.path.join('devnagri_alphabets','Test')</text:p>
      <text:p text:style-name="Standard"/>
      <text:p text:style-name="Standard">count_train,count_test = 0,0</text:p>
      <text:p text:style-name="Standard">for d in os.listdir(train_path):</text:p>
      <text:p text:style-name="Standard"><text:s text:c="4"/>count_train += len(os.listdir(os.path.join(train_path, d)))</text:p>
      <text:p text:style-name="Standard"><text:s text:c="4"/>count_test += len(os.listdir(os.path.join(test_path, d)))</text:p>
      <text:p text:style-name="Standard">print("Train Instance: ", count_train)</text:p>
      <text:p text:style-name="Standard">print("Test Instance: ", count_test)</text:p>
      <text:p text:style-name="Standard"/>
      <text:p text:style-name="Standard">image = cv2.imread("devnagri_alphabets/Train/character_1_ka/10969.png")</text:p>
      <text:p text:style-name="Standard">print(image.shape)</text:p>
      <text:p text:style-name="Standard"/>
      <text:p text:style-name="Standard">img_size = 32</text:p>
      <text:p text:style-name="Standard">batch_size = 128</text:p>
      <text:p text:style-name="Standard">epochs = 10</text:p>
      <text:p text:style-name="Standard"/>
      <text:p text:style-name="Standard">train_image_generator = ImageDataGenerator(rescale=1./255) # Generator for our training data</text:p>
      <text:p text:style-name="Standard">validation_image_generator = ImageDataGenerator(rescale=1./255) # Generator for our validation data</text:p>
      <text:p text:style-name="Standard"/>
      <text:p text:style-name="Standard">train_data_gen = train_image_generator.flow_from_directory(batch_size=batch_size,</text:p>
      <text:p text:style-name="Standard"><text:s text:c="59"/>directory=train_path,</text:p>
      <text:p text:style-name="Standard"><text:s text:c="59"/>shuffle=True,</text:p>
      <text:p text:style-name="Standard"><text:s text:c="59"/>target_size=(img_size,img_size))</text:p>
      <text:p text:style-name="Standard"/>
      <text:p text:style-name="Standard">val_data_gen = train_image_generator.flow_from_directory(batch_size=batch_size,</text:p>
      <text:p text:style-name="Standard"><text:s text:c="59"/>directory=test_path,</text:p>
      <text:p text:style-name="Standard"><text:s text:c="59"/>shuffle=True,</text:p>
      <text:p text:style-name="Standard"><text:s text:c="59"/>target_size=(img_size,img_size))</text:p>
      <text:p text:style-name="Standard"/>
      <text:p text:style-name="Standard">sample_training_images, _ = next(train_data_gen)</text:p>
      <text:p text:style-name="Standard"/>
      <text:p text:style-name="Standard"># This function will plot images in the form of a grid with 1 row and 5 columns where images are placed in each column.</text:p>
      <text:p text:style-name="Standard">def plotImages(images_arr):</text:p>
      <text:p text:style-name="Standard"><text:s text:c="4"/>fig, axes = plt.subplots(1, 5, figsize=(20,20))</text:p>
      <text:p text:style-name="Standard"><text:s text:c="4"/>axes = axes.flatten()</text:p>
      <text:p text:style-name="Standard"><text:s text:c="4"/>for img, ax in zip( images_arr, axes):</text:p>
      <text:p text:style-name="Standard"><text:s text:c="8"/>ax.imshow(img)</text:p>
      <text:p text:style-name="Standard"><text:s text:c="8"/>ax.axis('off')</text:p>
      <text:p text:style-name="Standard"><text:s text:c="4"/>plt.tight_layout()</text:p>
      <text:p text:style-name="Standard"><text:soft-page-break/><text:s text:c="4"/>plt.show()</text:p>
      <text:p text:style-name="Standard"/>
      <text:p text:style-name="Standard">plotImages(sample_training_images[:5])</text:p>
      <text:p text:style-name="Standard"/>
      <text:p text:style-name="Standard">cnn_model = Sequential()</text:p>
      <text:p text:style-name="Standard">cnn_model.add(Conv2D(50,(3,3), activation='relu',input_shape=(img_size,img_size,3), name='conv2d_layer'))</text:p>
      <text:p text:style-name="Standard">cnn_model.add(MaxPooling2D((2,2)))</text:p>
      <text:p text:style-name="Standard">cnn_model.add(Conv2D(100,(3,3), activation='relu', name='conv2d_layer_2'))</text:p>
      <text:p text:style-name="Standard">cnn_model.add(MaxPooling2D(2,2))</text:p>
      <text:p text:style-name="Standard">cnn_model.add(Flatten())</text:p>
      <text:p text:style-name="Standard">cnn_model.add(Dense(1200,activation='relu',name='hidden_layer'))</text:p>
      <text:p text:style-name="Standard">cnn_model.add(Dense(200,activation='relu',name='hidden_layer_2'))</text:p>
      <text:p text:style-name="Standard">cnn_model.add(Dense(36,activation='softmax',name='output'))</text:p>
      <text:p text:style-name="Standard"/>
      <text:p text:style-name="Standard">cnn_model.summary()</text:p>
      <text:p text:style-name="Standard"/>
      <text:p text:style-name="Standard">cnn_model.compile(optimizer='adam', loss='categorical_crossentropy', metrics=['accuracy'])</text:p>
      <text:p text:style-name="Standard"/>
      <text:p text:style-name="Standard">history = cnn_model.fit_generator(</text:p>
      <text:p text:style-name="Standard"><text:s text:c="4"/>train_data_gen, #batch_size,</text:p>
      <text:p text:style-name="Standard"><text:s text:c="4"/>epochs=epochs,</text:p>
      <text:p text:style-name="Standard"><text:s text:c="4"/>validation_data=val_data_gen, # batch_size</text:p>
      <text:p text:style-name="Standard">)</text:p>
      <text:p text:style-name="Standard"/>
      <text:p text:style-name="Standard">cnn_model.save("hindi_cnn_weights.h5")</text:p>
      <text:p text:style-name="Standard"/>
      <text:p text:style-name="Standard">new_model = keras.models.load_model("hindi_cnn_weights.h5")</text:p>
      <text:p text:style-name="Standard"/>
      <text:p text:style-name="Standard">new_model.summary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hushik Chandrachud</meta:initial-creator>
    <meta:creation-date>2023-05-06T23:02:09</meta:creation-date>
    <meta:document-statistic meta:table-count="0" meta:image-count="0" meta:object-count="0" meta:page-count="2" meta:paragraph-count="61" meta:word-count="190" meta:character-count="2888"/>
    <dc:date>2023-05-06T23:07:44</dc:date>
    <dc:creator>Rhushik Chandrachud</dc:creator>
    <meta:editing-duration>PT5M36S</meta:editing-duration>
    <meta:editing-cycles>1</meta:editing-cycles>
    <meta:generator>OpenOffice/4.1.7$Unix OpenOffice.org_project/417m1$Build-9800</meta:generator>
  </office:meta>
</office:document-meta>
</file>